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1bd" officeooo:paragraph-rsid="001d81bd"/>
    </style:style>
    <style:style style:name="P2" style:family="paragraph" style:parent-style-name="Text_20_body">
      <style:text-properties officeooo:rsid="001d81bd" officeooo:paragraph-rsid="001d81bd"/>
    </style:style>
    <style:style style:name="P3" style:family="paragraph" style:parent-style-name="Text_20_body">
      <style:paragraph-properties fo:padding="0.049cm" fo:border="0.06pt solid #e3e3e3"/>
    </style:style>
    <style:style style:name="P4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5" style:family="paragraph" style:parent-style-name="Text_20_body" style:list-style-name="L1">
      <style:paragraph-properties fo:padding="0.049cm" fo:border="0.06pt solid #e3e3e3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loext:padding="0cm" loext:border="none"/>
    </style:style>
    <style:style style:name="T3" style:family="text">
      <style:text-properties loext:padding="0.049cm" loext:border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Step 1: State the Hypotheses statement:</text:span></text:span></text:p>
      <text:p text:style-name="P3">Null Hypothesis (H0): The weekly operating costs are as per the theoretical model, i.e., μ = $1,000 + $5X.</text:p>
      <text:p text:style-name="P3">Alternative Hypothesis (H1): The weekly operating costs are higher than the theoretical model, i.e., μ &gt; $1,000 + $5X.</text:p>
      <text:p text:style-name="P3"><text:span text:style-name="Strong_20_Emphasis"><text:span text:style-name="T1">Step 2: Calculate the Test Statistic:</text:span></text:span></text:p>
      <text:p text:style-name="P3">We'll use the formula for the t-test:</text:p>
      <text:p text:style-name="P4"><text:span text:style-name="T2">𝑡=𝑥ˉ−𝜇𝜎𝑛</text:span><text:span text:style-name="T3">t=n​σ​xˉ−μ​</text:span></text:p>
      <text:p text:style-name="P3">Given:</text:p>
      <text:list xml:id="list3784144265" text:style-name="L1">
        <text:list-item>
          <text:p text:style-name="P6">Sample mean (<text:span text:style-name="T2">𝑥ˉ</text:span><text:span text:style-name="T3">xˉ</text:span>) = Rs. 3,050</text:p>
        </text:list-item>
        <text:list-item>
          <text:p text:style-name="P6">Theoretical mean (<text:span text:style-name="T2">𝜇</text:span><text:span text:style-name="T3">μ</text:span>) = $1,000 + $5(600) = $4,000</text:p>
        </text:list-item>
        <text:list-item>
          <text:p text:style-name="P6">Standard deviation (<text:span text:style-name="T2">𝜎</text:span><text:span text:style-name="T3">σ</text:span>) = $5 * 25 = $125</text:p>
        </text:list-item>
        <text:list-item>
          <text:p text:style-name="P5">Sample size (<text:span text:style-name="T2">𝑛</text:span><text:span text:style-name="T3">n</text:span>) = 25</text:p>
        </text:list-item>
      </text:list>
      <text:p text:style-name="P3">Substitute these values into the formula to calculate the test statistic.</text:p>
      <text:p text:style-name="P3"><text:span text:style-name="Strong_20_Emphasis"><text:span text:style-name="T1">Step 3: Determine the Critical Value:</text:span></text:span></text:p>
      <text:p text:style-name="P3">Using an alpha level of 5% (α = 0.05), we will find the critical value from the standard normal (Z) distribution table. Since this is a one-tailed test (H1: μ &gt; $4,000), we'll find the critical value for the upper tail.</text:p>
      <text:p text:style-name="P3"><text:span text:style-name="Strong_20_Emphasis"><text:span text:style-name="T1">Step 4: Make a Decision:</text:span></text:span></text:p>
      <text:p text:style-name="P3">Compare the calculated test statistic with the critical value to decide whether to reject the null hypothesis.</text:p>
      <text:p text:style-name="P3"><text:span text:style-name="Strong_20_Emphasis"><text:span text:style-name="T1">Step 5: Conclusion:</text:span></text:span></text:p>
      <text:p text:style-name="P3">Based on the decision in step 4, conclude whether there is strong evidence to support the restaurant owners' claim that the weekly operating costs are higher than the model suggest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8T14:13:48.477000000</meta:creation-date>
    <dc:date>2024-05-28T14:26:46.152000000</dc:date>
    <meta:editing-duration>PT2M57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8" meta:word-count="205" meta:character-count="1170" meta:non-whitespace-character-count="979"/>
  </office:meta>
</office:document-meta>
</file>